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初始化链表<text:tab/></text:p>
      <text:p text:style-name="Standard">在i处插入元素x:::::：：</text:p>
      <text:p text:style-name="Standard">删除第i个元素</text:p>
      <text:p text:style-name="Standard">输出链表</text:p>
      <text:p text:style-name="Standard">判断链表是否为空</text:p>
      <text:p text:style-name="Standard">秋第i个的值</text:p>
      <text:p text:style-name="Standard">查找值为x的元素</text:p>
      <text:p text:style-name="Standard">清空链表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6:23:10.895298973</meta:creation-date>
    <dc:date>2020-11-08T18:23:42.783812789</dc:date>
    <meta:editing-duration>PT1H50M19S</meta:editing-duration>
    <meta:editing-cycles>1</meta:editing-cycles>
    <meta:document-statistic meta:table-count="0" meta:image-count="0" meta:object-count="0" meta:page-count="1" meta:paragraph-count="8" meta:word-count="52" meta:character-count="58" meta:non-whitespace-character-count="57"/>
    <meta:generator>LibreOffice/6.0.7.3$Linux_X86_64 LibreOffice_project/00m0$Build-3</meta:generator>
  </office:meta>
</office:document-meta>
</file>